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7 2412">
            <text:p>test_Parser(primitives): 1,7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7">
            <text:p>1,7 sec</text:p>
          </table:table-cell>
          <table:table-cell table:style-name="ce162" table:formula="of:=TESTSTAT(&quot;count&quot;; [.B46])" office:value-type="float" office:value="2412">
            <text:p>2412</text:p>
          </table:table-cell>
          <table:table-cell table:style-name="ce164" table:formula="of:=[.E46]/[.D46]" office:value-type="float" office:value="1418.82352941176">
            <text:p>1418,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2,3 3313">
            <text:p>test_Parser(basic): 2,3 3313</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3">
            <text:p>2,3 sec</text:p>
          </table:table-cell>
          <table:table-cell table:style-name="ce162" table:formula="of:=TESTSTAT(&quot;count&quot;; [.B48])" office:value-type="float" office:value="3313">
            <text:p>3313</text:p>
          </table:table-cell>
          <table:table-cell table:style-name="ce164" table:formula="of:=[.E48]/[.D48]" office:value-type="float" office:value="1440.4347826087">
            <text:p>1440,4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8 3046">
            <text:p>test_Parser(numbers): 2,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8">
            <text:p>2,8 sec</text:p>
          </table:table-cell>
          <table:table-cell table:style-name="ce162" table:formula="of:=TESTSTAT(&quot;count&quot;; [.B50])" office:value-type="float" office:value="3046">
            <text:p>3046</text:p>
          </table:table-cell>
          <table:table-cell table:style-name="ce164" table:formula="of:=[.E50]/[.D50]" office:value-type="float" office:value="1087.85714285714">
            <text:p>1087,9 a/sec</text:p>
          </table:table-cell>
          <table:table-cell table:number-columns-repeated="4"/>
        </table:table-row>
        <table:table-row table:style-name="ro6">
          <table:table-cell/>
          <table:table-cell table:formula="of:=TEST_PARSER(&quot;types&quot;)" office:value-type="string" office:string-value="test_Parser(types): 5,8 11149">
            <text:p>test_Parser(types): 5,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5.8">
            <text:p>5,8 sec</text:p>
          </table:table-cell>
          <table:table-cell table:style-name="ce162" table:formula="of:=TESTSTAT(&quot;count&quot;; [.B51])" office:value-type="float" office:value="11149">
            <text:p>11149</text:p>
          </table:table-cell>
          <table:table-cell table:style-name="ce164" table:formula="of:=[.E51]/[.D51]" office:value-type="float" office:value="1922.24137931034">
            <text:p>1922,2 a/sec</text:p>
          </table:table-cell>
          <table:table-cell table:number-columns-repeated="4"/>
        </table:table-row>
        <table:table-row table:style-name="ro6">
          <table:table-cell table:number-columns-repeated="3"/>
          <table:table-cell table:style-name="ce161" table:formula="of:=SUM([.D46:.D51])" office:value-type="float" office:value="15">
            <text:p>15,0 sec</text:p>
          </table:table-cell>
          <table:table-cell table:style-name="ce163" table:formula="of:=SUM([.E46:.E51])" office:value-type="float" office:value="21945">
            <text:p>21945</text:p>
          </table:table-cell>
          <table:table-cell table:style-name="ce165" table:formula="of:=[.E52]/[.D52]" office:value-type="float" office:value="1463">
            <text:p>1463,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3,4 21940">
            <text:p>test_Parser(all): 13,4 21940</text:p>
          </table:table-cell>
          <table:table-cell table:formula="of:=TESTSTAT(&quot;name&quot;; [.B54])" office:value-type="string" office:string-value="test_Parser(all):">
            <text:p>test_Parser(all):</text:p>
          </table:table-cell>
          <table:table-cell table:style-name="ce160" table:formula="of:=TESTSTAT(&quot;time&quot;; [.B54])" office:value-type="float" office:value="13.4">
            <text:p>13,4 sec</text:p>
          </table:table-cell>
          <table:table-cell table:style-name="ce162" table:formula="of:=TESTSTAT(&quot;count&quot;; [.B54])" office:value-type="float" office:value="21940">
            <text:p>21940</text:p>
          </table:table-cell>
          <table:table-cell table:style-name="ce164" table:formula="of:=[.E54]/[.D54]" office:value-type="float" office:value="1637.31343283582">
            <text:p>1637,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Tabelle11.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4">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4" table:formula="of:=DERIVATIONTREE_PRSGRAMMAR([.B26]; SUM([.D2:.D25]))" office:value-type="string" office:string-value="─Grammar&#13;&#10; ├─Rule&#13;&#10; │ ├─RuleName:'_S'&#13;&#10; │ └─Alt&#13;&#10; │   └─Con&#13;&#10; │     └─Atom&#13;&#10; │       └─Nonterminal:'_Grammar'&#13;&#10; ├─Rule&#13;&#10; │ ├─RuleName:'_ws'&#13;&#10; │ └─Alt&#13;&#10; │   ├─Con&#13;&#10; │   │ └─Atom&#13;&#10; │   │   └─Terminal:' '&#13;&#10; │   └─Con&#13;&#10; │     ├─Atom&#13;&#10; │     │ └─Terminal:'\t'&#13;&#10; │     ├─Atom&#13;&#10; │     │ └─CClass&#13;&#10; │     │   └─(◄─):item&#13;&#10; │     └─Atom&#13;&#10; │       └─CClass:'.'&#13;&#10; ├─Rule&#13;&#10; │ ├─RuleName:'_lb'&#13;&#10; │ └─Alt&#13;&#10; │   ├─Con&#13;&#10; │   │ └─Atom&#13;&#10; │   │   └─Terminal:'\r\n'&#13;&#10; │   ├─Con&#13;&#10; │   │ └─Atom&#13;&#10; │   │   └─Terminal:'\r'&#13;&#10; │   ├─Con&#13;&#10; │   │ └─Atom&#13;&#10; │   │   └─Terminal:'\n\r'&#13;&#10; │   └─Con&#13;&#10; │     └─Atom&#13;&#10; │       └─Terminal:'\n'&#13;&#10; ├─Rule&#13;&#10; │ ├─RuleName:'_escQ'&#13;&#10; │ └─Alt&#13;&#10; │   └─Con&#13;&#10; │     ├─Atom&#13;&#10; │     │ └─Terminal:'\\'&#13;&#10; │     └─Atom&#13;&#10; │       └─Alt&#13;&#10; │         ├─Con&#13;&#10; │         │ └─Atom&#13;&#10; │         │   └─Terminal:'r'&#13;&#10; │         ├─Con&#13;&#10; │         │ └─Atom&#13;&#10; │         │   └─Terminal:'n'&#13;&#10; │         ├─Con&#13;&#10; │         │ └─Atom&#13;&#10; │         │   └─Terminal:'t'&#13;&#10; │         ├─Con&#13;&#10; │         │ └─Atom&#13;&#10; │         │   └─Terminal:'\\'&#13;&#10; │         └─Con&#13;&#10; │           └─Atom&#13;&#10; │             └─Terminal:'\&quot;'&#13;&#10; ├─Rule&#13;&#10; │ ├─RuleName:'_Grammar'&#13;&#10; │ └─Alt&#13;&#10; │   └─Con&#13;&#10; │     ├─Atom&#13;&#10; │     │ └─Nonterminal:'_Rule'&#13;&#10; │     └─Atom&#13;&#10; │       └─Alt&#13;&#10; │         └─Con&#13;&#10; │           ├─Atom&#13;&#10; │           │ └─Nonterminal:'_lb'&#13;&#10; │           └─Atom&#13;&#10; │             └─Nonterminal:'_Rule'&#13;&#10; ├─Rule&#13;&#10; │ ├─RuleName:'_Rule'&#13;&#10; │ └─Alt&#13;&#10; │   └─Con&#13;&#10; │     ├─Atom&#13;&#10; │     │ └─Nonterminal:'_RuleName'&#13;&#10; │     ├─Atom&#13;&#10; │     │ └─Terminal:'::='&#13;&#10; │     └─Atom&#13;&#10; │       └─Nonterminal:'_Alt'&#13;&#10; ├─Rule&#13;&#10; │ ├─RuleName:'_Con'&#13;&#10; │ └─Alt&#13;&#10; │   └─Con&#13;&#10; │     └─Atom&#13;&#10; │       └─Alt&#13;&#10; │         └─Con&#13;&#10; │           ├─Atom&#13;&#10; │           │ └─Nonterminal:'_ws'&#13;&#10; │           ├─Atom&#13;&#10; │           │ └─Nonterminal:'_Atom'&#13;&#10; │           └─Atom&#13;&#10; │             └─Nonterminal:'_ws'&#13;&#10; ├─Rule&#13;&#10; │ ├─RuleName:'_Atom'&#13;&#10; │ └─Alt&#13;&#10; │   ├─Con&#13;&#10; │   │ ├─Atom&#13;&#10; │   │ │ └─Terminal:'('&#13;&#10; │   │ ├─Atom&#13;&#10; │   │ │ └─Nonterminal:'_Alt'&#13;&#10; │   │ └─Atom&#13;&#10; │   │   └─Terminal:')'&#13;&#10; │   ├─Con&#13;&#10; │   │ └─Atom&#13;&#10; │   │   └─Nonterminal:'_Nonterminal'&#13;&#10; │   ├─Con&#13;&#10; │   │ └─Atom&#13;&#10; │   │   └─Nonterminal:'_Terminal'&#13;&#10; │   └─Con&#13;&#10; │     └─Atom&#13;&#10; │       └─Nonterminal:'_CClass'&#13;&#10; ├─Rule&#13;&#10; │ ├─RuleName:'_Nonterminal'&#13;&#10; │ └─Alt&#13;&#10; │   └─Con&#13;&#10; │     └─Atom&#13;&#10; │       └─Nonterminal:'_Ident'&#13;&#10; ├─Rule&#13;&#10; │ ├─RuleName:'_Terminal'&#13;&#10; │ └─Alt&#13;&#10; │   └─Con&#13;&#10; │     ├─Atom&#13;&#10; │     │ └─Terminal:'\&quot;'&#13;&#10; │     ├─Atom&#13;&#10; │     │ └─Alt&#13;&#10; │     │   └─Con&#13;&#10; │     │     └─Atom&#13;&#10; │     │       └─Nonterminal:'escQ'&#13;&#10; │     └─Atom&#13;&#10; │       └─Terminal:'\&quot;'&#13;&#10; └─Rule&#13;&#10;   ├─RuleName:'_CClass'&#13;&#10;   └─Alt&#13;&#10;     ├─Con&#13;&#10;     │ └─Atom&#13;&#10;     │   └─Terminal:'.'&#13;&#10;     └─Con&#13;&#10;       └─Atom&#13;&#10;         └─Alt&#13;&#10;           └─Con&#13;&#10;             ├─Atom&#13;&#10;             │ └─Terminal:'['&#13;&#10;             ├─Atom&#13;&#10;             │ └─Alt&#13;&#10;             │   ├─Con&#13;&#10;             │   │ └─Atom&#13;&#10;             │   │   └─Nonterminal:'_NCList'&#13;&#10;             │   └─Con&#13;&#10;             │     └─Atom&#13;&#10;             │       └─Nonterminal:'_PCList'&#13;&#10;             └─Atom&#13;&#10;               └─Terminal:']'" table:number-columns-spanned="1" table:number-rows-spanned="90">
            <text:p>─Grammar</text:p>
            <text:p><text:s/>├─Rule</text:p>
            <text:p><text:s/>│ ├─RuleName:'_S'</text:p>
            <text:p><text:s/>│ └─Alt</text:p>
            <text:p><text:s/>│ <text:s text:c="2"/>└─Con</text:p>
            <text:p><text:s/>│ <text:s text:c="4"/>└─Atom</text:p>
            <text:p><text:s/>│ <text:s text:c="6"/>└─Nonterminal:'_Grammar'</text:p>
            <text:p><text:s/>├─Rule</text:p>
            <text:p><text:s/>│ ├─RuleName:'_ws'</text:p>
            <text:p><text:s/>│ └─Alt</text:p>
            <text:p><text:s/>│ <text:s text:c="2"/>├─Con</text:p>
            <text:p><text:s/>│ <text:s text:c="2"/>│ └─Atom</text:p>
            <text:p><text:s/>│ <text:s text:c="2"/>│ <text:s text:c="2"/>└─Terminal:' '</text:p>
            <text:p><text:s/>│ <text:s text:c="2"/>└─Con</text:p>
            <text:p><text:s/>│ <text:s text:c="4"/>├─Atom</text:p>
            <text:p><text:s/>│ <text:s text:c="4"/>│ └─Terminal:'\t'</text:p>
            <text:p><text:s/>│ <text:s text:c="4"/>├─Atom</text:p>
            <text:p><text:s/>│ <text:s text:c="4"/>│ └─CClass</text:p>
            <text:p><text:s/>│ <text:s text:c="4"/>│ <text:s text:c="2"/>└─(◄─):item</text:p>
            <text:p><text:s/>│ <text:s text:c="4"/>└─Atom</text:p>
            <text:p><text:s/>│ <text:s text:c="6"/>└─CClass:'.'</text:p>
            <text:p><text:s/>├─Rule</text:p>
            <text:p><text:s/>│ ├─RuleName:'_lb'</text:p>
            <text:p><text:s/>│ └─Alt</text:p>
            <text:p><text:s/>│ <text:s text:c="2"/>├─Con</text:p>
            <text:p><text:s/>│ <text:s text:c="2"/>│ └─Atom</text:p>
            <text:p><text:s/>│ <text:s text:c="2"/>│ <text:s text:c="2"/>└─Terminal:'\r\n'</text:p>
            <text:p><text:s/>│ <text:s text:c="2"/>├─Con</text:p>
            <text:p><text:s/>│ <text:s text:c="2"/>│ └─Atom</text:p>
            <text:p><text:s/>│ <text:s text:c="2"/>│ <text:s text:c="2"/>└─Terminal:'\r'</text:p>
            <text:p><text:s/>│ <text:s text:c="2"/>├─Con</text:p>
            <text:p><text:s/>│ <text:s text:c="2"/>│ └─Atom</text:p>
            <text:p><text:s/>│ <text:s text:c="2"/>│ <text:s text:c="2"/>└─Terminal:'\n\r'</text:p>
            <text:p><text:s/>│ <text:s text:c="2"/>└─Con</text:p>
            <text:p><text:s/>│ <text:s text:c="4"/>└─Atom</text:p>
            <text:p><text:s/>│ <text:s text:c="6"/>└─Terminal:'\n'</text:p>
            <text:p><text:s/>├─Rule</text:p>
            <text:p><text:s/>│ ├─RuleName:'_escQ'</text:p>
            <text:p><text:s/>│ └─Alt</text:p>
            <text:p><text:s/>│ <text:s text:c="2"/>└─Con</text:p>
            <text:p><text:s/>│ <text:s text:c="4"/>├─Atom</text:p>
            <text:p><text:s/>│ <text:s text:c="4"/>│ └─Terminal:'\\'</text:p>
            <text:p><text:s/>│ <text:s text:c="4"/>└─Atom</text:p>
            <text:p><text:s/>│ <text:s text:c="6"/>└─Alt</text:p>
            <text:p><text:s/>│ <text:s text:c="8"/>├─Con</text:p>
            <text:p><text:s/>│ <text:s text:c="8"/>│ └─Atom</text:p>
            <text:p><text:s/>│ <text:s text:c="8"/>│ <text:s text:c="2"/>└─Terminal:'r'</text:p>
            <text:p><text:s/>│ <text:s text:c="8"/>├─Con</text:p>
            <text:p><text:s/>│ <text:s text:c="8"/>│ └─Atom</text:p>
            <text:p><text:s/>│ <text:s text:c="8"/>│ <text:s text:c="2"/>└─Terminal:'n'</text:p>
            <text:p><text:s/>│ <text:s text:c="8"/>├─Con</text:p>
            <text:p><text:s/>│ <text:s text:c="8"/>│ └─Atom</text:p>
            <text:p><text:s/>│ <text:s text:c="8"/>│ <text:s text:c="2"/>└─Terminal:'t'</text:p>
            <text:p><text:s/>│ <text:s text:c="8"/>├─Con</text:p>
            <text:p><text:s/>│ <text:s text:c="8"/>│ └─Atom</text:p>
            <text:p><text:s/>│ <text:s text:c="8"/>│ <text:s text:c="2"/>└─Terminal:'\\'</text:p>
            <text:p><text:s/>│ <text:s text:c="8"/>└─Con</text:p>
            <text:p><text:s/>│ <text:s text:c="10"/>└─Atom</text:p>
            <text:p><text:s/>│ <text:s text:c="12"/>└─Terminal:'\"'</text:p>
            <text:p><text:s/>├─Rule</text:p>
            <text:p><text:s/>│ ├─RuleName:'_Grammar'</text:p>
            <text:p><text:s/>│ └─Alt</text:p>
            <text:p><text:s/>│ <text:s text:c="2"/>└─Con</text:p>
            <text:p><text:s/>│ <text:s text:c="4"/>├─Atom</text:p>
            <text:p><text:s/>│ <text:s text:c="4"/>│ └─Nonterminal:'_Rule'</text:p>
            <text:p><text:s/>│ <text:s text:c="4"/>└─Atom</text:p>
            <text:p><text:s/>│ <text:s text:c="6"/>└─Alt</text:p>
            <text:p><text:s/>│ <text:s text:c="8"/>└─Con</text:p>
            <text:p><text:s/>│ <text:s text:c="10"/>├─Atom</text:p>
            <text:p><text:s/>│ <text:s text:c="10"/>│ └─Nonterminal:'_lb'</text:p>
            <text:p><text:s/>│ <text:s text:c="10"/>└─Atom</text:p>
            <text:p><text:s/>│ <text:s text:c="12"/>└─Nonterminal:'_Rule'</text:p>
            <text:p><text:s/>├─Rule</text:p>
            <text:p><text:s/>│ ├─RuleName:'_Rule'</text:p>
            <text:p><text:s/>│ └─Alt</text:p>
            <text:p><text:s/>│ <text:s text:c="2"/>└─Con</text:p>
            <text:p><text:s/>│ <text:s text:c="4"/>├─Atom</text:p>
            <text:p><text:s/>│ <text:s text:c="4"/>│ └─Nonterminal:'_RuleName'</text:p>
            <text:p><text:s/>│ <text:s text:c="4"/>├─Atom</text:p>
            <text:p><text:s/>│ <text:s text:c="4"/>│ └─Terminal:'::='</text:p>
            <text:p><text:s/>│ <text:s text:c="4"/>└─Atom</text:p>
            <text:p><text:s/>│ <text:s text:c="6"/>└─Nonterminal:'_Alt'</text:p>
            <text:p><text:s/>├─Rule</text:p>
            <text:p><text:s/>│ ├─RuleName:'_Con'</text:p>
            <text:p><text:s/>│ └─Alt</text:p>
            <text:p><text:s/>│ <text:s text:c="2"/>└─Con</text:p>
            <text:p><text:s/>│ <text:s text:c="4"/>└─Atom</text:p>
            <text:p><text:s/>│ <text:s text:c="6"/>└─Alt</text:p>
            <text:p><text:s/>│ <text:s text:c="8"/>└─Con</text:p>
            <text:p><text:s/>│ <text:s text:c="10"/>├─Atom</text:p>
            <text:p><text:s/>│ <text:s text:c="10"/>│ └─Nonterminal:'_ws'</text:p>
            <text:p><text:s/>│ <text:s text:c="10"/>├─Atom</text:p>
            <text:p><text:s/>│ <text:s text:c="10"/>│ └─Nonterminal:'_Atom'</text:p>
            <text:p><text:s/>│ <text:s text:c="10"/>└─Atom</text:p>
            <text:p><text:s/>│ <text:s text:c="12"/>└─Nonterminal:'_ws'</text:p>
            <text:p><text:s/>├─Rule</text:p>
            <text:p><text:s/>│ ├─RuleName:'_Atom'</text:p>
            <text:p><text:s/>│ └─Alt</text:p>
            <text:p><text:s/>│ <text:s text:c="2"/>├─Con</text:p>
            <text:p><text:s/>│ <text:s text:c="2"/>│ ├─Atom</text:p>
            <text:p><text:s/>│ <text:s text:c="2"/>│ │ └─Terminal:'('</text:p>
            <text:p><text:s/>│ <text:s text:c="2"/>│ ├─Atom</text:p>
            <text:p><text:s/>│ <text:s text:c="2"/>│ │ └─Nonterminal:'_Alt'</text:p>
            <text:p><text:s/>│ <text:s text:c="2"/>│ └─Atom</text:p>
            <text:p><text:s/>│ <text:s text:c="2"/>│ <text:s text:c="2"/>└─Terminal:')'</text:p>
            <text:p><text:s/>│ <text:s text:c="2"/>├─Con</text:p>
            <text:p><text:s/>│ <text:s text:c="2"/>│ └─Atom</text:p>
            <text:p><text:s/>│ <text:s text:c="2"/>│ <text:s text:c="2"/>└─Nonterminal:'_Nonterminal'</text:p>
            <text:p><text:s/>│ <text:s text:c="2"/>├─Con</text:p>
            <text:p><text:s/>│ <text:s text:c="2"/>│ └─Atom</text:p>
            <text:p><text:s/>│ <text:s text:c="2"/>│ <text:s text:c="2"/>└─Nonterminal:'_Terminal'</text:p>
            <text:p><text:s/>│ <text:s text:c="2"/>└─Con</text:p>
            <text:p><text:s/>│ <text:s text:c="4"/>└─Atom</text:p>
            <text:p><text:s/>│ <text:s text:c="6"/>└─Nonterminal:'_CClass'</text:p>
            <text:p><text:s/>├─Rule</text:p>
            <text:p><text:s/>│ ├─RuleName:'_Nonterminal'</text:p>
            <text:p><text:s/>│ └─Alt</text:p>
            <text:p><text:s/>│ <text:s text:c="2"/>└─Con</text:p>
            <text:p><text:s/>│ <text:s text:c="4"/>└─Atom</text:p>
            <text:p><text:s/>│ <text:s text:c="6"/>└─Nonterminal:'_Ident'</text:p>
            <text:p><text:s/>├─Rule</text:p>
            <text:p><text:s/>│ ├─RuleName:'_Terminal'</text:p>
            <text:p><text:s/>│ └─Alt</text:p>
            <text:p><text:s/>│ <text:s text:c="2"/>└─Con</text:p>
            <text:p><text:s/>│ <text:s text:c="4"/>├─Atom</text:p>
            <text:p><text:s/>│ <text:s text:c="4"/>│ └─Terminal:'\"'</text:p>
            <text:p><text:s/>│ <text:s text:c="4"/>├─Atom</text:p>
            <text:p><text:s/>│ <text:s text:c="4"/>│ └─Alt</text:p>
            <text:p><text:s/>│ <text:s text:c="4"/>│ <text:s text:c="2"/>└─Con</text:p>
            <text:p><text:s/>│ <text:s text:c="4"/>│ <text:s text:c="4"/>└─Atom</text:p>
            <text:p><text:s/>│ <text:s text:c="4"/>│ <text:s text:c="6"/>└─Nonterminal:'escQ'</text:p>
            <text:p><text:s/>│ <text:s text:c="4"/>└─Atom</text:p>
            <text:p><text:s/>│ <text:s text:c="6"/>└─Terminal:'\"'</text:p>
            <text:p><text:s/>└─Rule</text:p>
            <text:p><text:s text:c="3"/>├─RuleName:'_CClass'</text:p>
            <text:p><text:s text:c="3"/>└─Alt</text:p>
            <text:p><text:s text:c="5"/>├─Con</text:p>
            <text:p><text:s text:c="5"/>│ └─Atom</text:p>
            <text:p><text:s text:c="5"/>│ <text:s text:c="2"/>└─Terminal:'.'</text:p>
            <text:p><text:s text:c="5"/>└─Con</text:p>
            <text:p><text:s text:c="7"/>└─Atom</text:p>
            <text:p><text:s text:c="9"/>└─Alt</text:p>
            <text:p><text:s text:c="11"/>└─Con</text:p>
            <text:p><text:s text:c="13"/>├─Atom</text:p>
            <text:p><text:s text:c="13"/>│ └─Terminal:'['</text:p>
            <text:p><text:s text:c="13"/>├─Atom</text:p>
            <text:p><text:s text:c="13"/>│ └─Alt</text:p>
            <text:p><text:s text:c="13"/>│ <text:s text:c="2"/>├─Con</text:p>
            <text:p><text:s text:c="13"/>│ <text:s text:c="2"/>│ └─Atom</text:p>
            <text:p><text:s text:c="13"/>│ <text:s text:c="2"/>│ <text:s text:c="2"/>└─Nonterminal:'_NCList'</text:p>
            <text:p><text:s text:c="13"/>│ <text:s text:c="2"/>└─Con</text:p>
            <text:p><text:s text:c="13"/>│ <text:s text:c="4"/>└─Atom</text:p>
            <text:p><text:s text:c="13"/>│ <text:s text:c="6"/>└─Nonterminal:'_PCList'</text:p>
            <text:p><text:s text:c="13"/>└─Atom</text:p>
            <text:p><text:s text:c="15"/>└─Terminal:']'</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16">
            <text:p>16</text:p>
          </table:table-cell>
          <table:table-cell table:style-name="ce186" office:value-type="string">
            <text:p>1</text:p>
          </table:table-cell>
          <table:table-cell table:style-name="ce191"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 text:c="10"/>_S ::= _Grammar</text:p>
            <text:p/>
            <text:p><text:s text:c="9"/>_ws ::= " " | "\t" . [.]</text:p>
            <text:p><text:s text:c="9"/>_lb ::= "\r\n"</text:p>
            <text:p><text:s text:c="15"/>| "\r"</text:p>
            <text:p><text:s text:c="15"/>| "\n\r"</text:p>
            <text:p><text:s text:c="15"/>| "\n"</text:p>
            <text:p><text:s text:c="7"/>_escQ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4">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8">18.05.2017</text:date>, <text:time>12:26:4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8T12:26:45.42</dc:date>
    <meta:editing-duration>P158DT12H33M46S</meta:editing-duration>
    <meta:editing-cycles>620</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_failed : End If
		Else
			If assertEqual(actPos, expPos).isFail _
			Or assertEqual(actVal, expVal).isFail _
			Then : Goto assert_parse_failed : End If
		End If
	Next i
	assert_parses = mkPass()
	Exit Function
assert_parse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Str("\"), _
						pStr(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Str("\"), _
						pStr(DQ), _
						pStr("["), _
						pStr("-"), _
						pStr("]"),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badQ As Object
		badQ = pSat( _
					ite(equ(DQ), _
						fstArg(False), _
						ite(equ("\"), _
							fstArg(False), _
							ite(equ(CR), _
								fstArg(False), _
								neq(LF) _
							) _
						) _
					) _
				)
		badQ.str = "[-" &amp; DQ &amp; "\r\n\t\\]"
		result = pSeq(Array( _
					pSkip(pStr(DQ)), _
					pMany1( _
						pChoice( _
							pGrmEscQ, _
							bad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result = pChoice( _
					pGrmEscC, _
					pStr(".")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 "/", _
		"(", ")", "[", "]", "{", "}", DQ, _
		" ", CR, LF, TAB, _
		"0", "1", "2", "3", "4", "5", "6", "7", "8", "9"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